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8.387cm"/>
    </style:style>
    <style:style style:name="Tabla1.B" style:family="table-column">
      <style:table-column-properties style:column-width="1.614cm"/>
    </style:style>
    <style:style style:name="Tabla1.C" style:family="table-column">
      <style:table-column-properties style:column-width="2.748cm"/>
    </style:style>
    <style:style style:name="Tabla1.D" style:family="table-column">
      <style:table-column-properties style:column-width="4.263cm"/>
    </style:style>
    <style:style style:name="Tabla1.A1" style:family="table-cell">
      <style:table-cell-properties fo:background-color="#b2b2b2" fo:padding="0cm" fo:border="0.75pt solid #666666" style:writing-mode="page">
        <style:background-image/>
      </style:table-cell-properties>
    </style:style>
    <style:style style:name="Tabla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1.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561cm"/>
    </style:style>
    <style:style style:name="Tabla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a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1.5" style:family="table-row">
      <style:table-row-properties fo:keep-together="auto"/>
    </style:style>
    <style:style style:name="Tabla1.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1.6" style:family="table-row">
      <style:table-row-properties fo:keep-together="auto"/>
    </style:style>
    <style:style style:name="Tabla1.A7" style:family="table-cell">
      <style:table-cell-properties fo:background-color="#eeeeee" fo:padding="0cm" fo:border="0.75pt solid #666666" style:writing-mode="page">
        <style:background-image/>
      </style:table-cell-properties>
    </style:style>
    <style:style style:name="Tabla1.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1.D7" style:family="table-cell">
      <style:table-cell-properties fo:background-color="#eeeeee" fo:padding="0cm" fo:border="0.75pt solid #666666" style:writing-mode="page">
        <style:background-image/>
      </style:table-cell-properties>
    </style:style>
    <style:style style:name="P1" style:family="paragraph" style:parent-style-name="Standard">
      <style:text-properties officeooo:paragraph-rsid="000781c6"/>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Open Sans" fo:font-size="12pt" fo:font-style="normal" fo:text-shadow="none" style:text-underline-style="none" fo:font-weight="normal" officeooo:rsid="000a4ed6" officeooo:paragraph-rsid="000a4ed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Open Sans" fo:font-size="12pt" fo:font-style="normal" fo:text-shadow="none" style:text-underline-style="none" fo:font-weight="normal" officeooo:rsid="000ac846" officeooo:paragraph-rsid="000ac84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style:text-underline-style="none" officeooo:rsid="000781c6" officeooo:paragraph-rsid="000781c6"/>
    </style:style>
    <style:style style:name="P6" style:family="paragraph" style:parent-style-name="Standard">
      <style:text-properties style:text-underline-style="solid" style:text-underline-width="auto" style:text-underline-color="font-color" fo:font-weight="normal" officeooo:rsid="000781c6" officeooo:paragraph-rsid="000781c6" style:font-weight-asian="normal" style:font-weight-complex="normal"/>
    </style:style>
    <style:style style:name="P7" style:family="paragraph" style:parent-style-name="Standard">
      <style:paragraph-properties fo:text-align="center" style:justify-single-word="false"/>
      <style:text-properties style:font-name="Open Sans" officeooo:rsid="000781c6" officeooo:paragraph-rsid="000781c6"/>
    </style:style>
    <style:style style:name="P8" style:family="paragraph" style:parent-style-name="Standard">
      <style:text-properties style:font-name="Open Sans" officeooo:rsid="000781c6" officeooo:paragraph-rsid="000781c6"/>
    </style:style>
    <style:style style:name="P9" style:family="paragraph" style:parent-style-name="Standard">
      <style:paragraph-properties fo:text-align="center" style:justify-single-word="false"/>
      <style:text-properties style:font-name="Open Sans" style:text-underline-style="solid" style:text-underline-width="auto" style:text-underline-color="font-color" fo:font-weight="bold" officeooo:rsid="000781c6" officeooo:paragraph-rsid="000781c6" style:font-weight-asian="bold" style:font-weight-complex="bold"/>
    </style:style>
    <style:style style:name="P10" style:family="paragraph" style:parent-style-name="Standard">
      <style:paragraph-properties fo:text-align="center" style:justify-single-word="false"/>
      <style:text-properties style:font-name="Open Sans" style:text-underline-style="solid" style:text-underline-width="auto" style:text-underline-color="font-color" fo:font-weight="bold" officeooo:rsid="00089d87" officeooo:paragraph-rsid="00089d87" style:font-weight-asian="bold" style:font-weight-complex="bold"/>
    </style:style>
    <style:style style:name="P11" style:family="paragraph" style:parent-style-name="Standard">
      <style:paragraph-properties fo:text-align="center" style:justify-single-word="false"/>
      <style:text-properties style:font-name="Open Sans" style:text-underline-style="solid" style:text-underline-width="auto" style:text-underline-color="font-color" fo:font-weight="bold" officeooo:rsid="000ac846" officeooo:paragraph-rsid="000ac846" style:font-weight-asian="bold" style:font-weight-complex="bold"/>
    </style:style>
    <style:style style:name="P12" style:family="paragraph" style:parent-style-name="Standard">
      <style:text-properties style:font-name="Open Sans" style:text-underline-style="solid" style:text-underline-width="auto" style:text-underline-color="font-color" fo:font-weight="bold" officeooo:rsid="000ac846" officeooo:paragraph-rsid="000ac846" style:font-weight-asian="bold" style:font-weight-complex="bold"/>
    </style:style>
    <style:style style:name="P13" style:family="paragraph" style:parent-style-name="Standard">
      <style:text-properties style:font-name="Open Sans" style:text-underline-style="solid" style:text-underline-width="auto" style:text-underline-color="font-color" fo:font-weight="normal" officeooo:rsid="000781c6" officeooo:paragraph-rsid="000781c6" style:font-weight-asian="normal" style:font-weight-complex="normal"/>
    </style:style>
    <style:style style:name="P14" style:family="paragraph" style:parent-style-name="Standard">
      <style:text-properties style:font-name="Open Sans" style:text-underline-style="none" officeooo:rsid="000781c6" officeooo:paragraph-rsid="000781c6"/>
    </style:style>
    <style:style style:name="P15" style:family="paragraph" style:parent-style-name="Standard">
      <style:text-properties style:font-name="Open Sans" style:text-underline-style="none" officeooo:rsid="0008008f" officeooo:paragraph-rsid="0008008f"/>
    </style:style>
    <style:style style:name="P16" style:family="paragraph" style:parent-style-name="Standard">
      <style:text-properties style:font-name="Open Sans" style:text-underline-style="none" officeooo:rsid="0008008f" officeooo:paragraph-rsid="000781c6"/>
    </style:style>
    <style:style style:name="P17" style:family="paragraph" style:parent-style-name="Standard">
      <style:text-properties style:font-name="Open Sans" style:text-underline-style="none" officeooo:rsid="00089d87" officeooo:paragraph-rsid="00089d87"/>
    </style:style>
    <style:style style:name="P18" style:family="paragraph" style:parent-style-name="Standard">
      <style:text-properties style:font-name="Open Sans" style:text-underline-style="none" officeooo:rsid="000ac846" officeooo:paragraph-rsid="000ac846"/>
    </style:style>
    <style:style style:name="P19" style:family="paragraph" style:parent-style-name="Standard">
      <style:text-properties style:font-name="Open Sans" style:text-underline-style="none" fo:font-weight="normal" officeooo:rsid="000ac846" officeooo:paragraph-rsid="000ac846" style:font-weight-asian="normal" style:font-weight-complex="normal"/>
    </style:style>
    <style:style style:name="P20" style:family="paragraph" style:parent-style-name="Standard">
      <style:text-properties style:font-name="Open Sans" style:text-underline-style="none" fo:font-weight="normal" officeooo:rsid="0008008f" officeooo:paragraph-rsid="0008008f" style:font-weight-asian="normal" style:font-weight-complex="normal"/>
    </style:style>
    <style:style style:name="P21" style:family="paragraph" style:parent-style-name="Standard">
      <style:text-properties style:font-name="Open Sans" style:text-underline-style="none" officeooo:rsid="00083744" officeooo:paragraph-rsid="00083744"/>
    </style:style>
    <style:style style:name="P22" style:family="paragraph" style:parent-style-name="Standard">
      <style:text-properties style:font-name="Open Sans" style:text-underline-style="none" officeooo:rsid="00083744" officeooo:paragraph-rsid="000781c6"/>
    </style:style>
    <style:style style:name="P23" style:family="paragraph" style:parent-style-name="Standard">
      <style:text-properties style:font-name="Open Sans" style:text-underline-style="none" officeooo:rsid="000b1cf9" officeooo:paragraph-rsid="000b1cf9"/>
    </style:style>
    <style:style style:name="P24" style:family="paragraph" style:parent-style-name="Standard">
      <style:text-properties style:font-name="Open Sans" officeooo:paragraph-rsid="000781c6"/>
    </style:style>
    <style:style style:name="P25" style:family="paragraph" style:parent-style-name="Standard">
      <style:text-properties style:font-name="Open Sans" officeooo:rsid="000ac846" officeooo:paragraph-rsid="000ac846"/>
    </style:style>
    <style:style style:name="P26" style:family="paragraph" style:parent-style-name="Standard">
      <style:text-properties style:font-name="Open Sans" style:text-underline-style="solid" style:text-underline-type="double" style:text-underline-width="auto" style:text-underline-color="font-color" fo:font-weight="normal" officeooo:rsid="0008008f" officeooo:paragraph-rsid="000ac846" style:font-weight-asian="normal" style:font-weight-complex="normal"/>
    </style:style>
    <style:style style:name="P27" style:family="paragraph" style:parent-style-name="Standard">
      <style:text-properties style:font-name="Open Sans" style:text-underline-style="solid" style:text-underline-type="double" style:text-underline-width="auto" style:text-underline-color="font-color" fo:font-weight="normal" officeooo:rsid="0008008f" officeooo:paragraph-rsid="0008008f" style:font-weight-asian="normal" style:font-weight-complex="normal"/>
    </style:style>
    <style:style style:name="P28" style:family="paragraph" style:parent-style-name="Standard">
      <style:paragraph-properties fo:text-align="center" style:justify-single-word="false"/>
      <style:text-properties style:font-name="Open Sans" style:text-underline-style="solid" style:text-underline-type="double" style:text-underline-width="auto" style:text-underline-color="font-color" fo:font-weight="bold" officeooo:rsid="0008008f" officeooo:paragraph-rsid="0008008f" style:font-weight-asian="bold" style:font-weight-complex="bold"/>
    </style:style>
    <style:style style:name="P29" style:family="paragraph" style:parent-style-name="Standard">
      <style:text-properties style:font-name="Open Sans" officeooo:rsid="000b1cf9" officeooo:paragraph-rsid="000b1cf9"/>
    </style:style>
    <style:style style:name="T1" style:family="text">
      <style:text-properties officeooo:rsid="000781c6"/>
    </style:style>
    <style:style style:name="T2" style:family="text">
      <style:text-properties style:text-underline-style="none"/>
    </style:style>
    <style:style style:name="T3" style:family="text">
      <style:text-properties style:text-underline-style="none" officeooo:rsid="000781c6"/>
    </style:style>
    <style:style style:name="T4" style:family="text">
      <style:text-properties style:text-underline-style="none" officeooo:rsid="0008008f"/>
    </style:style>
    <style:style style:name="T5" style:family="text">
      <style:text-properties style:text-underline-style="none" officeooo:rsid="00083744"/>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b1cf9" style:font-weight-asian="normal" style:font-weight-complex="normal"/>
    </style:style>
    <style:style style:name="T8" style:family="text">
      <style:text-properties officeooo:rsid="00083744"/>
    </style:style>
    <style:style style:name="T9" style:family="text">
      <style:text-properties officeooo:rsid="000ac846"/>
    </style:style>
    <style:style style:name="T10" style:family="text">
      <style:text-properties style:font-name="Open Sans"/>
    </style:style>
    <style:style style:name="T11" style:family="text">
      <style:text-properties style:font-name="Open Sans" style:text-underline-style="none" officeooo:rsid="000781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esupuesto N.º 10024 // 2 de Febrero de 2021</text:p>
      <text:p text:style-name="P8"/>
      <text:p text:style-name="P8"/>
      <text:p text:style-name="P9">Desarrollador: </text:p>
      <text:p text:style-name="P8"><text:tab/>PerednikWeb SRL </text:p>
      <text:p text:style-name="P8"/>
      <text:p text:style-name="P9">Cliente:</text:p>
      <text:p text:style-name="P14"><text:tab/>Nicolás Perednik </text:p>
      <text:p text:style-name="P14"><text:tab/>Celular:1132021096 </text:p>
      <text:p text:style-name="P1"><text:span text:style-name="T11"><text:tab/>E-mail: </text:span><text:a xlink:type="simple" xlink:href="mailto:perednikn@gmail.com" text:style-name="Internet_20_link" text:visited-style-name="Visited_20_Internet_20_Link"><text:span text:style-name="T10">perednikn@gmail.com</text:span></text:a></text:p>
      <text:p text:style-name="P14"><text:tab/>Direccion: Lugones 2262 – CABA</text:p>
      <text:p text:style-name="P14"/>
      <text:p text:style-name="P9">Propuesta:</text:p>
      <text:p text:style-name="P9"/>
      <text:p text:style-name="P24"><text:span text:style-name="T3">Desarrollo de sitio web para que el cliente pueda consultar sus recetas </text:span><text:span text:style-name="T4">así como también</text:span><text:span text:style-name="T3"> su catálogo de delivery’s desde cualquier dispositivo.</text:span></text:p>
      <text:p text:style-name="P14"/>
      <text:p text:style-name="P15">En base al objetivo del cliente se elaborará una página inicial cuya principal opción sea la selección de un estilo de comida para que el usuario pueda acceder a las recetas lo más directo posible.</text:p>
      <text:p text:style-name="P15"/>
      <text:p text:style-name="P15">Las recetas estarán disponibles en otra página que almacenará todas las recetas juntas, utilizando el formato de ‘One Page’ que le permitirá al usuario navegar por la misma página viendo así todas las recetas sin tener que salir de la misma.</text:p>
      <text:p text:style-name="P15"/>
      <text:p text:style-name="P15">Otras páginas con las que contará el sitio serán:</text:p>
      <text:p text:style-name="P15">- Página de Deliverys: <text:span text:style-name="T8">allí el usuario verá todos los deliverys favoritos de nuestro cliente, con la posibilidad de filtrarlos según la comida. </text:span></text:p>
      <text:p text:style-name="P15">- Página de Contacto: para que cualquier usuario pueda comunicarse con el cliente.</text:p>
      <text:p text:style-name="P15"/>
      <text:p text:style-name="P14">En una segunda etapa se desarrollarán las páginas web que le permitirán a usuarios anónimos colaborar con información para robustecer el contenido del sitio web ya sea mediante recetas o mediante lugares recomendados.</text:p>
      <text:p text:style-name="P14"/>
      <text:p text:style-name="P17"/>
      <text:p text:style-name="P10">Valor Desarrollo</text:p>
      <text:p text:style-name="P17"><text:tab/></text:p>
      <table:table table:name="Tabla1" table:style-name="Tabla1" table:template-name="Filas simples">
        <table:table-column table:style-name="Tabla1.A"/>
        <table:table-column table:style-name="Tabla1.B"/>
        <table:table-column table:style-name="Tabla1.C"/>
        <table:table-column table:style-name="Tabla1.D"/>
        <table:table-row>
          <table:table-cell table:style-name="Tabla1.A1" office:value-type="string">
            <text:p text:style-name="P2">Etapa</text:p>
          </table:table-cell>
          <table:table-cell table:style-name="Tabla1.B1" office:value-type="string">
            <text:p text:style-name="P2">Horas</text:p>
          </table:table-cell>
          <table:table-cell table:style-name="Tabla1.B1" office:value-type="string">
            <text:p text:style-name="P2">Valor Hora</text:p>
          </table:table-cell>
          <table:table-cell table:style-name="Tabla1.A1" office:value-type="string">
            <text:p text:style-name="P2">Valor Etapa</text:p>
          </table:table-cell>
        </table:table-row>
        <table:table-row>
          <table:table-cell table:style-name="Tabla1.A2" office:value-type="string">
            <text:p text:style-name="P2">1. Diseño del sitio</text:p>
          </table:table-cell>
          <table:table-cell table:style-name="Tabla1.B2" office:value-type="float" office:value="10">
            <text:p text:style-name="P2">10</text:p>
          </table:table-cell>
          <table:table-cell table:style-name="Tabla1.B2" office:value-type="float" office:value="1250">
            <text:p text:style-name="P2">1250</text:p>
          </table:table-cell>
          <table:table-cell table:style-name="Tabla1.D2" office:value-type="float" office:value="12500">
            <text:p text:style-name="P2">12500</text:p>
          </table:table-cell>
        </table:table-row>
        <table:table-row table:style-name="Tabla1.3">
          <table:table-cell table:style-name="Tabla1.A5" office:value-type="string">
            <text:p text:style-name="P2">2. Desarrollo del sitio</text:p>
          </table:table-cell>
          <table:table-cell table:style-name="Tabla1.B3" office:value-type="float" office:value="30">
            <text:p text:style-name="P2">30</text:p>
          </table:table-cell>
          <table:table-cell table:style-name="Tabla1.B3" office:value-type="float" office:value="1250">
            <text:p text:style-name="P2">1250</text:p>
          </table:table-cell>
          <table:table-cell table:style-name="Tabla1.D3" office:value-type="float" office:value="37500">
            <text:p text:style-name="P2">37500</text:p>
          </table:table-cell>
        </table:table-row>
        <table:table-row>
          <table:table-cell table:style-name="Tabla1.A2" office:value-type="string">
            <text:p text:style-name="P2">3. Carga de Datos</text:p>
          </table:table-cell>
          <table:table-cell table:style-name="Tabla1.B2" office:value-type="float" office:value="5">
            <text:p text:style-name="P3">5</text:p>
          </table:table-cell>
          <table:table-cell table:style-name="Tabla1.B2" office:value-type="float" office:value="1250">
            <text:p text:style-name="P2">1250</text:p>
          </table:table-cell>
          <table:table-cell table:style-name="Tabla1.D2" office:value-type="float" office:value="10000">
            <text:p text:style-name="P2">10000</text:p>
          </table:table-cell>
        </table:table-row>
        <table:table-row table:style-name="Tabla1.5">
          <table:table-cell table:style-name="Tabla1.A5" office:value-type="string">
            <text:p text:style-name="P2">4. Formularios y SEO</text:p>
          </table:table-cell>
          <table:table-cell table:style-name="Tabla1.B3" office:value-type="float" office:value="15">
            <text:p text:style-name="P2">15</text:p>
          </table:table-cell>
          <table:table-cell table:style-name="Tabla1.B3" office:value-type="float" office:value="1250">
            <text:p text:style-name="P2">1250</text:p>
          </table:table-cell>
          <table:table-cell table:style-name="Tabla1.D3" office:value-type="float" office:value="18750">
            <text:p text:style-name="P2">18750</text:p>
          </table:table-cell>
        </table:table-row>
        <table:table-row table:style-name="Tabla1.6">
          <table:table-cell table:style-name="Tabla1.A2" office:value-type="string">
            <text:p text:style-name="P4">5. Prueba y capacitación</text:p>
          </table:table-cell>
          <table:table-cell table:style-name="Tabla1.B2" office:value-type="float" office:value="8">
            <text:p text:style-name="P3">8</text:p>
          </table:table-cell>
          <table:table-cell table:style-name="Tabla1.B2" office:value-type="float" office:value="1250">
            <text:p text:style-name="P4">1250</text:p>
          </table:table-cell>
          <table:table-cell table:style-name="Tabla1.D2" office:value-type="float" office:value="6250">
            <text:p text:style-name="P2">6250</text:p>
          </table:table-cell>
        </table:table-row>
        <table:table-row>
          <table:table-cell table:style-name="Tabla1.A7" office:value-type="string">
            <text:p text:style-name="P2"/>
          </table:table-cell>
          <table:table-cell table:style-name="Tabla1.B7" table:number-columns-spanned="2" office:value-type="string">
            <text:p text:style-name="P2">Valor Total:</text:p>
          </table:table-cell>
          <table:covered-table-cell/>
          <table:table-cell table:style-name="Tabla1.D7" office:value-type="string">
            <text:p text:style-name="P2">$<text:span text:style-name="T9">85000</text:span></text:p>
          </table:table-cell>
        </table:table-row>
      </table:table>
      <text:p text:style-name="P17"><text:soft-page-break/></text:p>
      <text:p text:style-name="P18">El hosting deberá ser provisto por el cliente, en caso que no cuente con uno se podrá adquirir uno. </text:p>
      <text:p text:style-name="P18">Precio estimativo $3500/año</text:p>
      <text:p text:style-name="P12"/>
      <text:p text:style-name="P11"><text:span text:style-name="T1">P</text:span>lazos:</text:p>
      <text:p text:style-name="P19"/>
      <text:p text:style-name="P19">1. Diseño del sitio: 20 días. Una vez entregado el mockup el cliente tendrá 10 dias para aprobarlo, y/o proponer cambios al mismo.</text:p>
      <text:p text:style-name="P19"/>
      <text:p text:style-name="P19">2. Desarrollo del sitio: 60 días. A partir de la aprobación del diseño nos tomará 60 días el desarrollo del sitio con todas las páginas correspondientes</text:p>
      <text:p text:style-name="P19"/>
      <text:p text:style-name="P19">3. Carga de datos: <text:s/>10 dias.</text:p>
      <text:p text:style-name="P19"/>
      <text:p text:style-name="P19">4. Formularios y SEO: 25 días</text:p>
      <text:p text:style-name="P19"/>
      <text:p text:style-name="P19">5. Testeo y capacitación: una vez finalizadas las etapas anteriores se tomarán 15 días para el testeo del sitio web. Vencido este plazo se hará la entrega del sitio para la carga en el hosting provisto por el cliente para dar comienzo a la capacitación de uso a los usuarios*.</text:p>
      <text:p text:style-name="P19"/>
      <text:p text:style-name="P25"><text:span text:style-name="T6">*</text:span><text:span text:style-name="T7">En caso de no desear la capacitación se deberán restar 3 horas al presupuesto expresado. Pasados los 60 días de entregado el proyecto, el valor de la capacitación asciende al equivalente a 10 horas.</text:span></text:p>
      <text:p text:style-name="P26"/>
      <text:p text:style-name="P28"><text:span text:style-name="T1">E</text:span>tapas del desarrollo</text:p>
      <text:p text:style-name="P27"/>
      <text:p text:style-name="P20">1. Diseño del Sitio:</text:p>
      <text:p text:style-name="P20"><text:tab/>a. Diseño estilo general del sitio web, definiendo su estructura.</text:p>
      <text:p text:style-name="P20"><text:tab/>b. Diseño de las páginas (recetas, deliverys, <text:span text:style-name="T8">contacto, comparti receta, compartí <text:tab/><text:tab/><text:tab/><text:tab/><text:tab/>delivery)</text:span></text:p>
      <text:p text:style-name="P14"><text:tab/></text:p>
      <text:p text:style-name="P21">2. Desarrollo del sitio:</text:p>
      <text:p text:style-name="P21"><text:tab/>a. Maquetación de la propuesta diseñada</text:p>
      <text:p text:style-name="P21"><text:tab/>b. Desarrollo de las distintas páginas del sitio</text:p>
      <text:p text:style-name="P21"><text:tab/>c. Incorporación de imágenes</text:p>
      <text:p text:style-name="P21"/>
      <text:p text:style-name="P21">3. Carga de datos</text:p>
      <text:p text:style-name="P24"><text:span text:style-name="T3"><text:tab/></text:span><text:span text:style-name="T5">a. Carga de recetas del cliente</text:span></text:p>
      <text:p text:style-name="P22"><text:tab/>b. Carga contacto deliverys del cliente</text:p>
      <text:p text:style-name="P22"/>
      <text:p text:style-name="P21">4. Formularios y SEO</text:p>
      <text:p text:style-name="P21"><text:tab/>a. Implementación formulario contacto</text:p>
      <text:p text:style-name="P21"><text:soft-page-break/><text:tab/>b. Implementación formularios de recetas y deliverys respectivamente</text:p>
      <text:p text:style-name="P21"><text:tab/>c. Configuración SEO para posicionamiento en buscadores<text:tab/></text:p>
      <text:p text:style-name="P21"/>
      <text:p text:style-name="P21">5. Prueba y capacitación</text:p>
      <text:p text:style-name="P21"><text:tab/>a. Testeo</text:p>
      <text:p text:style-name="P21"><text:tab/>b. Capacitación funcionamiento</text:p>
      <text:p text:style-name="P13"/>
      <text:p text:style-name="P9">Métodos de pago:</text:p>
      <text:p text:style-name="P14"/>
      <text:p text:style-name="P14">El trabajo se puede abonar en efectivo o transferencia bancaria.</text:p>
      <text:p text:style-name="P14"/>
      <text:p text:style-name="P8"><text:span text:style-name="T2">La aceptación del presente presupuesto se realiza mediante el pago del 35% del mismo, dando así comienzo a</text:span><text:span text:style-name="T4">l desarrollo del sitio web. </text:span></text:p>
      <text:p text:style-name="P16"/>
      <text:p text:style-name="P29"><text:span text:style-name="T4">E</text:span><text:span text:style-name="T2">l presente presupuesto tiene vigencia hasta el día 2/4/2021 inclusive.</text:span></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AR">
      <number:number number:min-integer-digits="1"/>
    </number:number-style>
    <number:text-style style:name="N10100" number:language="es" number:country="AR">
      <number:text-content/>
    </number:text-style>
    <style:style style:name="Filas_20_simples.1" style:display-name="Filas simple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2" style:display-name="Filas simple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3" style:display-name="Filas simple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4" style:display-name="Filas simple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5" style:display-name="Filas simple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6" style:display-name="Filas simple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7" style:display-name="Filas simple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8" style:display-name="Filas simple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9" style:display-name="Filas simple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10" style:display-name="Filas simple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11" style:display-name="Filas simple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12" style:display-name="Filas simple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13" style:display-name="Filas simple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14" style:display-name="Filas simple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15" style:display-name="Filas simple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Filas_20_simples.16" style:display-name="Filas simple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16:32:50.222756319</meta:creation-date>
    <dc:date>2021-02-05T17:20:31.723655187</dc:date>
    <meta:editing-duration>PT4H18M23S</meta:editing-duration>
    <meta:editing-cycles>3</meta:editing-cycles>
    <meta:generator>LibreOffice/6.4.6.2$Linux_X86_64 LibreOffice_project/40$Build-2</meta:generator>
    <meta:document-statistic meta:table-count="1" meta:image-count="0" meta:object-count="0" meta:page-count="3" meta:paragraph-count="76" meta:word-count="557" meta:character-count="3404" meta:non-whitespace-character-count="2887"/>
  </office:meta>
</office:document-meta>
</file>